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71d" officeooo:paragraph-rsid="000e371d"/>
    </style:style>
    <style:style style:name="P2" style:family="paragraph" style:parent-style-name="Standard">
      <style:text-properties officeooo:rsid="00100866" officeooo:paragraph-rsid="00100866"/>
    </style:style>
    <style:style style:name="P3" style:family="paragraph" style:parent-style-name="Standard">
      <style:text-properties officeooo:rsid="00116512" officeooo:paragraph-rsid="001165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ng@rong-GE60-0NC-GE60-0ND:~$ pwd</text:p>
      <text:p text:style-name="P1">rong <text:s/>用户名</text:p>
      <text:p text:style-name="P1">rong-GE60-0NC-GE60-0ND 电脑名 </text:p>
      <text:p text:style-name="P1">pwd <text:s/>当前位置</text:p>
      <text:p text:style-name="P1"/>
      <text:p text:style-name="P1">rong@rong-GE60-0NC-GE60-0ND:~$ <text:s/>cd /usr/local</text:p>
      <text:p text:style-name="P1">cd <text:s/>赚取目标位置</text:p>
      <text:p text:style-name="P1"/>
      <text:p text:style-name="P2">~$ 当前用户</text:p>
      <text:p text:style-name="P2">~# 超级管理员</text:p>
      <text:p text:style-name="P2"/>
      <text:p text:style-name="P3">rong@rong-GE60-0NC-GE60-0ND:~/桌面$ ls <text:s/></text:p>
      <text:p text:style-name="P3"><text:s/>ls <text:s/>列出当前文件夹的文件</text:p>
      <text:p text:style-name="P3"/>
      <text:p text:style-name="P3">-a</text:p>
      <text:p text:style-name="P3">-l</text:p>
      <text:p text:style-name="P3">-d</text:p>
      <text:p text:style-name="P3">-i</text:p>
      <text:p text:style-name="P3">-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21:24:15.574562438</meta:creation-date>
    <dc:date>2017-04-01T21:36:04.660998963</dc:date>
    <meta:editing-duration>PT11M48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1" meta:paragraph-count="15" meta:word-count="57" meta:character-count="212" meta:non-whitespace-character-count="192"/>
  </office:meta>
</office:document-meta>
</file>